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pt" fo:country="BR" style:letter-kerning="true" style:font-size-asian="12pt" style:font-name-complex="Times New Roman"/>
    </style:style>
    <style:style style:name="P3" style:family="paragraph" style:parent-style-name="Standard">
      <style:paragraph-properties fo:margin-left="0cm" fo:margin-right="0cm" fo:orphans="0" fo:widows="0" fo:hyphenation-ladder-count="no-limit" fo:text-indent="0cm" style:auto-text-indent="false"/>
      <style:text-properties style:font-name="Times New Roman" fo:font-size="12pt" fo:language="pt" fo:country="BR" style:letter-kerning="true" style:font-size-asian="12pt" style:font-name-complex="Times New Roman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language="pt" fo:country="BR" fo:font-weight="bold" style:letter-kerning="true" style:font-size-asian="13pt" style:font-weight-asian="bold" style:font-name-complex="Times New Roman" style:font-size-complex="13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/>
    </style:style>
    <style:style style:name="P6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11" style:family="paragraph" style:parent-style-name="Heading_20_1">
      <style:paragraph-properties fo:margin-left="0cm" fo:margin-right="0cm" fo:text-indent="0cm" style:auto-text-indent="false" fo:break-before="page"/>
      <style:text-properties style:font-name="Times New Roman" fo:font-size="14pt" fo:language="pt" fo:country="BR" style:letter-kerning="true" style:font-size-asian="14pt" style:font-name-complex="Times New Roman" style:font-size-complex="14pt"/>
    </style:style>
    <style:style style:name="P12" style:family="paragraph" style:parent-style-name="Heading_20_1">
      <style:paragraph-properties fo:margin-left="0cm" fo:margin-right="0cm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/>
    </style:style>
    <style:style style:name="P13" style:family="paragraph" style:parent-style-name="Heading_20_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 fo:hyphenate="false" fo:hyphenation-remain-char-count="2" fo:hyphenation-push-char-count="2"/>
    </style:style>
    <style:style style:name="P14" style:family="paragraph" style:parent-style-name="Heading_20_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2pt" fo:language="pt" fo:country="BR" style:letter-kerning="true" style:font-size-asian="12pt" style:font-name-complex="Times New Roman" style:font-size-complex="14pt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style:font-name="Times New Roman" fo:font-size="12pt" fo:language="pt" fo:country="BR" style:letter-kerning="true" style:font-size-asian="12pt" style:font-name-complex="Times New Roman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style:font-name="Times New Roman" fo:font-size="12pt" fo:language="pt" fo:country="BR" style:letter-kerning="true" fo:background-color="#ffff00" style:font-size-asian="12pt" style:font-name-complex="Times New Roman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fo:language="pt" fo:country="BR" fo:hyphenate="false" fo:hyphenation-remain-char-count="2" fo:hyphenation-push-char-count="2"/>
    </style:style>
    <style:style style:name="P18" style:family="paragraph" style:parent-style-name="Heading_20_1">
      <style:text-properties style:font-name="Times New Roman" fo:font-size="14pt" fo:language="pt" fo:country="BR" style:font-size-asian="14pt" style:font-name-complex="Times New Roman" style:font-size-complex="14pt"/>
    </style:style>
    <style:style style:name="P19" style:family="paragraph" style:parent-style-name="Standard" style:master-page-name="Converter_20_1">
      <style:paragraph-properties fo:margin-left="0cm" fo:margin-right="0cm" fo:text-align="center" style:justify-single-word="false" fo:text-indent="0cm" style:auto-text-indent="false" style:page-number="auto"/>
      <style:text-properties style:font-name="Times New Roman" fo:font-size="14pt" fo:language="pt" fo:country="BR" fo:font-weight="bold" style:font-size-asian="14pt" style:font-weight-asian="bold" style:font-name-complex="Times New Roman" style:font-size-complex="14pt"/>
    </style:style>
    <style:style style:name="P20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normal" style:letter-kerning="true" fo:background-color="#ffff00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2" style:family="paragraph" style:parent-style-name="Standard" style:list-style-name="L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color="#6666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4" style:family="paragraph" style:parent-style-name="Standard" style:list-style-name="L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color="#6666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26" style:family="paragraph" style:parent-style-name="Standard" style:list-style-name="L3">
      <style:paragraph-properties fo:text-align="start" style:justify-single-word="false" fo:orphans="0" fo:widows="0" fo:hyphenation-ladder-count="no-limit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7" style:family="paragraph" style:parent-style-name="Standard" style:list-style-name="L4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28" style:family="paragraph" style:parent-style-name="Standard" style:list-style-name="L5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29" style:family="paragraph" style:parent-style-name="Standard" style:list-style-name="L6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0" style:family="paragraph" style:parent-style-name="Standard" style:list-style-name="L7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1" style:family="paragraph" style:parent-style-name="Standard" style:list-style-name="L8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2" style:family="paragraph" style:parent-style-name="Standard" style:list-style-name="L9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3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/>
    </style:style>
    <style:style style:name="P34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/>
    </style:style>
    <style:style style:name="P35" style:family="paragraph" style:parent-style-name="Heading_20_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6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fo:background-color="#ffff00" style:font-size-asian="13pt" style:font-name-complex="Times New Roman"/>
    </style:style>
    <style:style style:name="P37" style:family="paragraph" style:parent-style-name="Heading_20_2">
      <style:paragraph-properties fo:margin-left="0cm" fo:margin-right="0cm" fo:text-indent="0cm" style:auto-text-indent="false"/>
      <style:text-properties fo:language="pt" fo:country="BR"/>
    </style:style>
    <style:style style:name="T1" style:family="text"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2" style:family="text">
      <style:text-properties style:font-name="Times New Roman" fo:font-size="13pt" fo:language="pt" fo:country="BR" fo:font-weight="normal" style:letter-kerning="true" fo:background-color="#ffff00" style:font-size-asian="13pt" style:font-weight-asian="normal" style:font-name-complex="Times New Roman" style:font-size-complex="14pt" style:font-weight-complex="normal"/>
    </style:style>
    <style:style style:name="T3" style:family="text">
      <style:text-properties fo:background-color="#ffff00"/>
    </style:style>
    <style:style style:name="T4" style:family="text">
      <style:text-properties fo:color="#6666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5" style:family="text">
      <style:text-properties fo:color="#6666ff" style:font-name="Times New Roman" fo:font-size="13pt" fo:language="pt" fo:country="BR" fo:font-weight="normal" style:letter-kerning="true" fo:background-color="#ffff00" style:font-size-asian="13pt" style:font-weight-asian="normal" style:font-name-complex="Times New Roman" style:font-size-complex="14pt" style:font-weight-complex="normal"/>
    </style:style>
    <style:style style:name="T6" style:family="text">
      <style:text-properties fo:font-variant="normal" fo:text-transform="none" fo:color="#6666ff" style:font-name="sans-serif" fo:font-size="10.5pt" fo:letter-spacing="normal" fo:language="pt" fo:country="BR" fo:font-style="italic" fo:font-weight="normal" style:letter-kerning="true" style:font-size-asian="13pt" style:font-weight-asian="normal" style:font-name-complex="Times New Roman" style:font-size-complex="14pt" style:font-weight-complex="normal"/>
    </style:style>
    <style:style style:name="T7" style:family="text">
      <style:text-properties fo:color="#800000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8" style:family="text">
      <style:text-properties fo:color="#00cc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9" style:family="text">
      <style:text-properties fo:color="#ffffff" style:font-name="Times New Roman" fo:font-size="13pt" fo:language="pt" fo:country="BR" fo:font-weight="normal" style:letter-kerning="true" fo:background-color="#ffff00" style:font-size-asian="13pt" style:font-weight-asian="normal" style:font-name-complex="Times New Roman" style:font-size-complex="14pt" style:font-weight-complex="normal"/>
    </style:style>
    <style:style style:name="T10" style:family="text">
      <style:text-properties fo:color="#000000" style:font-name="Times New Roman" fo:font-size="13pt" fo:language="pt" fo:country="BR" fo:font-weight="normal" style:letter-kerning="true" fo:background-color="#ffff00" style:font-size-asian="13pt" style:font-weight-asian="normal" style:font-name-complex="Times New Roman" style:font-size-complex="14pt" style:font-weight-complex="normal"/>
    </style:style>
    <style:style style:name="T11" style:family="text">
      <style:text-properties fo:color="#000000" style:font-name="Times New Roman" fo:font-size="13pt" fo:language="pt" fo:country="BR" fo:font-weight="normal" style:letter-kerning="true" fo:background-color="transparent" style:font-size-asian="13pt" style:font-weight-asian="normal" style:font-name-complex="Times New Roman" style:font-size-complex="14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VISUALIZAÇÃO DE TOMOGRAFIAS USANDO AS BIBLIOTECAS ITK E VTK</text:p>
      <text:p text:style-name="P18">1 INTRODUÇÃO</text:p>
      <text:p text:style-name="P2"><text:tab/>Ao longo dos anos a medicina, as ciências físicas e a tecnologia de informação vem cooperando para o desenvolvimento de novos procedimentos médicos visando maior sucesso na solução de problemas de saúde. Entre esses novos procedimentos encontra-se a tomografia computadorizada e as técnicas de visualização científica aplicadas sobre os dados adquiridos através dos tomógrafos.</text:p>
      <text:p text:style-name="P15">O objetivo dos sistemas de visualização usados na medicina é melhorar a qualidade do diagnóstico. Desde o desenvolvimento da tomografia computadorizada e e dos aparelhos de ressonância magnética a visualização médica passou por desenvolvimentos significativos, tendo aplicação na diagnose, como localização de tumores e lesões, e no planejamento de cirurgias. Com ela é possível observar o interior do corpo do paciente sem a necessidade de técnica invasivas.</text:p>
      <text:p text:style-name="P15">A visualização médica como instrumento de terapia começa Altobelli et al, que publicaram um trabalho sobre a visualização de tomografias computadorizadas como ferramenta de planejamento de cirurgias de reconstrução facial, combinando os dados da tomografia com as informações conhecidas sobre o movimento dos ossos e da pele . Outros trabalhos foram feitos na área, como o trabalho de Taylor sobre planejamento de cirurgias cardiovasculares.</text:p>
      <text:p text:style-name="P15">O uso da visualização médica para diagnose de problemas ganhou destaque com o desenvolvimento da colonoscopia virtual, usada para detectar canceres. Nesse processo um tomógrafo de alta resolução obtém a estrutura do abdômen do paciente e esses dados são usados para criar uma visualização de alta resolução do colo retal, na qual o médico navega usando controles de câmera, localizando as estruturas precursoras do câncer de colo retal. Tal processo é possível pela combinação da visualização cientifica com as técnicas de processamento de imagens como segmentação e esqueletização. As mesmas técnicas também são aplicadas em outros sistemas como angioscopia virtual ou broncoscopia virtual.</text:p>
      <text:p text:style-name="P15">Há estudos que mostram que a visualização médica também tem usos nos departamentos de emergência dos hospitais, por exemplo na diagnose de pacientes com dores agudas no peito: com a visualização é possível saber o que está acontecendo com custos reduzidos através do uso de tomografas computadorizadas.</text:p>
      <text:p text:style-name="P15">Um outro benefício da visualização é que as dificuldades de comunicação entre cirurgiões e radiologistas podem ser reduzidas. A radiologia tradicional lida com a interpretação de imagens bidimensionais mas o corpo humano é tridimensional. Com radiografias tridimensionais como a tomografia e a visualização dessas imagens para o cirurgião radiologistas e cirurgiões se comunicam melhor.</text:p>
      <text:p text:style-name="P15">Ao longo dos anos várias bibliotecas de software foram desenvolvidas para atender as necessidades dos sistemas de visualização, em particular as bibliotecas Visualization Toolkit (VTK) e Insight Toolkit (ITK), usadas como base de vários sistemas de visualização como o ParaView. Neste trabalho serão apresentados os conceitos de visualização e as bibliotecas ITK e VTK. Posteriormente será mostrado o uso das bibliotecas através de um estudo de caso e por fim serão mostrados os problemas dos sistemas de visualização como alto consumo de memória e processamento lento e as maneiras de mitigá-los.</text:p>
      <text:p text:style-name="P15"/>
      <text:p text:style-name="P15"/>
      <text:p text:style-name="P15"/>
      <text:p text:style-name="P11"><text:bookmark-start text:name="__RefHeading___Toc367419371"/>2 VISUALIZAÇÃO CIENTÍFICA<text:bookmark-end text:name="__RefHeading___Toc367419371"/></text:p>
      <text:p text:style-name="P15">Visualização de imagens é uma forma de comunicação, um método de computação, uma ferramenta para a descoberta de informações e entendimento da grande quantidade dados gerados pelos sistemas modernos transformando-os em imagens. Ela transforma dados simbólicos, sejam matemáticos sejam textuais, em geometria dando meios de enxergar o que antes não era possível de ser enxergado.</text:p>
      <text:p text:style-name="P15">Neste capitulo será abordado o que é a visualização, como é o processo de visualização e o caso particular da tomografia computadorizada.</text:p>
      <text:p text:style-name="P15"/>
      <text:p text:style-name="P4"><text:bookmark-start text:name="__RefHeading___Toc367419372"/>2.1 A IMPORTÂNCIA DA VISUALIZAÇÃO<text:bookmark-end text:name="__RefHeading___Toc367419372"/></text:p>
      <text:p text:style-name="P15">Devido a quantidade de dados gerados pelas fontes de dados modernas é impossível uma investigação qualitativa global dos dados. Os sistemas de visualização servem para gerar imagens a partir desses dados, associando formas e cores aos valores das variáveis.</text:p>
      <text:p text:style-name="P15">Essa transformação permite o uso da visão, o sentido mais poderoso do ser humano, para reconhecimento de padrões por um usuário especialista, para a obtenção de informação a partir dos dados.. Parafraseando Richard Hamming, o objetivo da computação científica é informação, não números.</text:p>
      <text:p text:style-name="P15">Visualização combina tanto a síntese da imagem quanto o entendimento da mesma, unificando os campos da computação gráfica, processamento de imagens, visão por computador, design assistido por computador, processamento de sinal e interfaces humano-computador. Estima-se que 50% dos neurônios de uma pessoa estão associados a visão. Ao usar-se os métodos de visualização de dados torna-se possível enxergar o que não era visível, usar as poderosas capacidades de reconhecimento de padrões dos especialistas das diversas áreas para, da massa de dados, extrair informações.</text:p>
      <text:p text:style-name="P17"/>
      <text:h text:style-name="P33" text:outline-level="2" text:is-list-header="true"><text:bookmark-start text:name="__RefHeading___Toc367419373"/>2.2 TIPOS DE VISUALIZAÇÃO <text:bookmark-end text:name="__RefHeading___Toc367419373"/></text:h>
      <text:p text:style-name="P15">A visualização pode ser dividida de duas maneiras: quanto a aplicação e quanto ao contexto. Quanto a aplicação temos três tipos: a visualização científica, a visualização de dados e a visualização de informação.</text:p>
      <text:p text:style-name="P15">Visualização científica, nome formal dado ao campo que inclui interfaces de usuário, representação de dados e seu processamento e as representações dele para o usuário, desenvolvida tendo em mente as necessidades das ciências físicas como a física, a química e a geologia, das engenharias e da medicina.</text:p>
      <text:p text:style-name="P15">Visualização de dados é um termo mais genérico implicando o uso em fontes de dados para além das ciências físicas e engenharias como dados financeiros, sociais e de negócios. Sua abrangência também permite a inclusão de métodos estatísticos e de análise de dados.</text:p>
      <text:p text:style-name="P15">Visualização de informação por sua vez está relacionada a dados abstratos, como estruturas e conexões das páginas web, dados de redes sociais, e outros tipos de dados abstratos.</text:p>
      <text:p text:style-name="P3"><text:tab/>Quanto ao contexto temos dois tipos: a visualização científica, que lida com dados de natureza espaço-temporal como os dados de uma ressonância magnética ou dados atmosféricos. Em geral os dados espaço-temporais tem até três dimensões espaciais, uma possível dimensão temporal e pelo menos uma dimensão com os dados. </text:p>
      <text:p text:style-name="P15">Temos também a visualização de informações que trabalha com dados de dimensões mais elevadas, como as dezenas de variáveis rastreadas pelas redes sociais. Em suma, visualização científica trabalha com dados no espaço/tempo e visualização de informação com todos os outros tipos de dados. </text:p>
      <text:p text:style-name="P15">A distinção entre os dois tipos de contexto é importante pois enquanto a mente humana <text:soft-page-break/>tem entendimentos intuitivos dos dados espaço-temporais o mesmo não acontece com dados abstratos, com dados de dimensões mais elevadas. Por isso é necessário, na visualização de informação explicar o que está sendo exibido e se possível projetar em um domínio espaço-temporal de modo a facilitar o entendimento. Tal projeção é complexa e varia de acordo com o tipo de dado sendo exibido e as expectativas do usuário, podendo ir desde selecionar menos dimensões a complexas técnicas de data mining e análise estatística.</text:p>
      <text:h text:style-name="P37" text:outline-level="2" text:is-list-header="true"/>
      <text:h text:style-name="P33" text:outline-level="2" text:is-list-header="true"><text:bookmark-start text:name="__RefHeading___Toc3674193731"/>2.3 O PROCESSO DE VISUALIZAÇÃO <text:bookmark-end text:name="__RefHeading___Toc3674193731"/></text:h>
      <text:p text:style-name="P15">O processo de visualização foi descrito de maneira conceitual por Haber e McNabb como tendo três grandes transformações que convertem os dados crus obtidos dos aparelhos ou gerados para simulação em imagens visíveis para o usuário. As três etapas são o enriquecimento ou melhoria dos dados, o mapeamento da visualização e a renderização na tela.</text:p>
      <text:p text:style-name="P15">O enriquecimento dos dados são os processos que melhoram a razão sinal-ruído dos dados e os prepara para as próximas etapas gerando dados derivados. O mapeamento da visualização gera um objeto abstrato com posição no espaço e no tempo, cujos atributos geométricos e de imagem, como forma e cor, estão relacionados aos dados derivados por um mapa. Esse objeto abstrato, por sua vez, serve de instrução, de informação para o processo de renderização transformá-lo em uma imagem visível para o usuário.</text:p>
      <text:p text:style-name="P15"/>
      <text:h text:style-name="P33" text:outline-level="2" text:is-list-header="true"><text:bookmark-start text:name="__RefHeading___Toc36741937311"/>2.4 PROCESSAMENTO DE IMAGENS <text:bookmark-end text:name="__RefHeading___Toc36741937311"/></text:h>
      <text:p text:style-name="P15">Processamento de Imagens, também conhecido com análise de imagens, é uma extensão do processamento de sinais tradicional para imagens e é uma parte integral do processo de visualização ao dar poderosas ferramentas de extração de informação a partir das imagens. Tal extensão é possível se a imagem for pensada como um sinal no espaço e não no tempo, em 2 duas ou 3 dimensões espaciais ao invés de uma. Imagens, como sinais, podem ser contínuas ou discretas. Só trabalharemos aqui com discretas.</text:p>
      <text:p text:style-name="P15">A análise de imagens pode usar operadores lineares. O uso de operadores lineares que vão desde álgebras simples a transformadas de Fourier assume que o dado entrado aumenta por superposição, isto é, que os componentes individuais não se afetam mutuamente no sistema e permite o uso de poderosas ferramentas para o tratamento de imagens como suavização ou reforço de contornos.</text:p>
      <text:p text:style-name="P15">Os processos de análise de imagens são fundamentais para as técnicas de segmentação e registro de imagem. Na segmentação determinam-se regiões, segmentos, das imagens e no registro de imagem combina-se imagens adquiridas de múltiplas fontes, estabelecendo correspondências para gerar novas informações.</text:p>
      <text:h text:style-name="P33" text:outline-level="2" text:is-list-header="true"/>
      <text:h text:style-name="P36" text:outline-level="2" text:is-list-header="true">2.5 RENDERIZAÇÃO DE IMAGENS 3D</text:h>
      <text:p text:style-name="P16">Devo falar como é que é?</text:p>
      <text:h text:style-name="P37" text:outline-level="2" text:is-list-header="true"/>
      <text:h text:style-name="P33" text:outline-level="2" text:is-list-header="true"><text:bookmark-start text:name="__RefHeading___Toc367419373111"/>2.5 O CASO DA TOMOGRAFIA <text:bookmark-end text:name="__RefHeading___Toc367419373111"/></text:h>
      <text:p text:style-name="P15">“Tomografias computadorizadas dão aos médicos meios mais acurados de enxergar dentro do corpo humano permitindo localização conveniente segura, conveniente e acurada de tumores, coágulos e outras condições que seriam dolorosas, perigosas ou impossíveis de serem localizadas com outros métodos” </text:p>
      <text:p text:style-name="P15">A tomografia computadorizada difere do raio-x tradicional por registrar as medidas em uma memória de computador ao invés de filme, tendo uma descrição numérica e discreta da densidade dos tecidos e por obter múltiplas imagens ao longo de um eixo, gerando as três <text:soft-page-break/>dimensões necessárias para a imagem tridimensional. </text:p>
      <text:p text:style-name="P15">Emite-se uma série de raios paralelos através do alvo e capta-se a atenuação de cada um deles. Após isso um segundo conjunto de raios paralelos é emitido deslocando-se alguns graus em relação ao primeiro conjunto porém continuando paralelo ao plano e obtêm-se o novo conjunto de atenuações. O processo é repetido até todas as direções do plano terem sido medidas. Feito isso, o emissor avança ao longo do eixo principal e repete-se o processo.</text:p>
      <text:p text:style-name="P15">Tendo esses dados é possível através de operações matemáticas saber qual é a densidade de cada ponto do volume radiografado. <text:span text:style-name="T3">DEVO FALAR DESSAS OPERAÇÕES?</text:span> O volume estará dividido em voxels, pequenos sólidos retangulares com um valor escalar que representa a densidade aproximada da região, organizados em uma matriz tridimensional. A qualidade da imagem depende da quantidade de voxels: quanto maior for a quantidade de voxels em um dado volume mais precisa é a aproximação. Os valores escalares em cada voxel são medidos na escala Hounsfield (HU), criada pelo criador do primeiro tomógrafo capaz de ser usado para medicina. Aparelhos calibrados para esse escala registram a água como tendo 0 HU, ossos como tendo a partir de 200 HU e ar tendo -1000 HU.</text:p>
      <text:p text:style-name="P15">A visualização de imagens de tomógrafos é um caso particular de visualização científica: um sistema capta uma grande massa de dados, esses dados tem um sentido espacial intrínseco sendo densidades de regiões no espaço <text:s/>e o usuário dessa visualização, o médico, usa-a para extrair informação dos dados exibidos para ele. Como os dados da tomografia são matrizes tridimensionais de valores discretos eles podem ser considerados imagens e podem ser submetidos às varias técnicas de processamento de imagem, além de quaisquer processamento de sinal que tenha ocorrido durante a aquisição</text:p>
      <text:p text:style-name="P15"/>
      <text:p text:style-name="P12"><text:bookmark-start text:name="__RefHeading___Toc367419378"/>3 a itk e vtk como bibliotecas de visualização científica<text:bookmark-end text:name="__RefHeading___Toc367419378"/></text:p>
      <text:h text:style-name="P34" text:outline-level="2" text:is-list-header="true">3.1 INTRODUÇÃO</text:h>
      <text:p text:style-name="P5"><text:tab/>A ITK e VTK são bibliotecas desenvolvidas segundo os preceitos da programação orientada a objetos, visando, com o uso das metodologias de desenvolvimento, mitigar, gerenciar, a complexidade dos sistemas de visualização. Elas foram desenvolvidas visando robustez, inteligibilidade, extensibilidade, modularidade e manutenabilidade, usando intensamente os preceitos da programação orientada a objetos para atender esses objetivos.</text:p>
      <text:p text:style-name="P5"/>
      <text:h text:style-name="P34" text:outline-level="2" text:is-list-header="true">3.2 DESENVOLVIMENTO ORIENTADO A OBJETOS</text:h>
      <text:p text:style-name="P1"><text:span text:style-name="T1"><text:tab/>Programação orientada a objetos é uma metodologia de engenharia de software que lida confortavelmente com sistemas complexos provendo meios de extende-los posteriormente. Seu objetivo é dividir um sistema complexo em partes menores e mais simples denominadas objetos. Objetos são abstrações que modelam partes físicas ou abstratas do sistema sendo simulado.</text:span><text:span text:style-name="T4">[the visualization toolkit 4a ed pg 16].</text:span></text:p>
      <text:p text:style-name="P10"><text:span text:style-name="T1"><text:tab/>Métodos de desenvolvimento orientado a objetos são reconhecidos como meios efetivos de projeto de software e implementação e metodologias como a de Booch e Rumbaugh são amplamente adotadas.</text:span><text:span text:style-name="T4">[the design and implementation of an object oriented toolkit]</text:span></text:p>
      <text:p text:style-name="P10"><text:span text:style-name="T1"><text:tab/>Os benefícios da orientação a objetos são: Os objetos modelados representam acuradamente o domínio do problema, facilitando a produção e entendimento dos projetos. A metodologia orientada a objetos encoraja reuso de software ao facilitar a </text:span><text:soft-page-break/><text:span text:style-name="T1">divisão do sistema em módulos com interfaces e responsabilidades bem definidas tornando menos difícil a reutilização deles em outros sistemas.</text:span><text:span text:style-name="T4">[M.C.A.(Sem - IV) Object Oriented Modeling &amp; Design Using UML] PROCURAR O object-oriented modeling and design with uml PARA MELHOR EXPLICAÇÃO.</text:span></text:p>
      <text:p text:style-name="P10"><text:span text:style-name="T1"><text:tab/>Com a orientação a objetos é possível lidar com sistemas complexos como definidos por Booch: sistemas onde é impossível um desenvolvedor individual compreender todas as sutilezas do projetos, sistemas onde a complexidade do sistema excede a capacidade intelectual humana</text:span><text:span text:style-name="T4">[OOAD_Booch_3rd_Edition pg 8],</text:span><text:span text:style-name="T1"> sendo que tal capacidade é uma parte essencial do software, não podendo ser eliminada. Tal complexidade deriva da complexidade do domínio do problema, da dificuldade de manejar o processo de desenvolvimento, da flexibilidade que o software tem e da dificuldade de caracterizar o comportamento de sistemas discretos.</text:span></text:p>
      <text:p text:style-name="P8"><text:tab/>No caso particular da visualizaçao o dominio é complexo por lidar com uma miríade de tipos de dados e formas de visualizá-los ao mesmo tempo que precisa lidar com os mecanismos de renderização dos dados para o usuários, processamento de sinais e interação humano-computador, com cada uma dessas partes sendo, elas próprias, complexas. <text:s/>O comportamento do sistema também é difícil de ser caracterizado devido à vasta quantidade de componentes, cada um com seu estado próprio.</text:p>
      <text:p text:style-name="P10"><text:span text:style-name="T1"><text:tab/>Com a orientação a objetos é possível lidar com essas complexidades encapsulando os mecanismos de baixo nível, permitindo aos desenvolvedores se focarem nos detalhes específicos do problema que eles se propõem a resolver, permitindo-os trabalhar em um nível muito mais alto de abstração.</text:span><text:span text:style-name="T4">[The Application Visualization System - A Computational Environment for Scientific Visualization]</text:span><text:span text:style-name="T1">.</text:span></text:p>
      <text:p text:style-name="P10"><text:span text:style-name="T1"><text:tab/>No caso particular da VTK e ITK foi usada a metodologia de Rumbaugh, que tem três tipos principais de modelos: o modelo de objetos, o modelo dinâmico e o modelo funcional.</text:span><text:span text:style-name="T4">[the visualization toolkit]</text:span></text:p>
      <text:p text:style-name="P1"><text:span text:style-name="T1"><text:tab/>O modelo de objetos identifica cada objeto no sistema, suas propriedades e relações uns com os outros. O modelo dinâmico descreve as sequências de eventos e dependências temporais do sistema e o modelo funcional descreve como os dados fluem pelo sistema.</text:span><text:span text:style-name="T4">[PEGAR O </text:span><text:span text:style-name="T6">Object-Oriented Modeling and Design</text:span><text:span text:style-name="T4"> DO Rumbaugh].</text:span></text:p>
      <text:p text:style-name="P7"/>
      <text:h text:style-name="P35" text:outline-level="2" text:is-list-header="true">3.2 VTK</text:h>
      <text:h text:style-name="P35" text:outline-level="2" text:is-list-header="true">3.2.1 A ARQUITETURA DO SISTEMA</text:h>
      <text:h text:style-name="P35" text:outline-level="2" text:is-list-header="true">3.2.1.1 INTERFACE INTERPRETADA E O NÚCLEO COMPILADO.</text:h>
      <text:p text:style-name="P8"><text:tab/>A VTK consiste de dois subsistemas: uma biblioteca de classes escrita em c++ e uma camada de interface com linguagens interpretadas com python e java que manipulam as classes. Essa camada externa é opcional, podendo haver ligação direta entre os programas que usam a biblioteca de classes e a biblioteca de classes caso a linguagem tenha a capacidade de se ligar a bibliotecas compiladas, como é o caso do Delphi.</text:p>
      <text:p text:style-name="P10"><text:span text:style-name="T1"><text:tab/>Essa divisão é vantajosa pois permite que sejam construídos algoritmos em uma linguagem eficiente em termos de cpu e memória e permite desenvolvimento rápido com ambientes de linguagens interpretadas que evitam o ciclo de compilação e </text:span><text:soft-page-break/><text:span text:style-name="T1">linkagem. Segundo Schroeder, Martin e Lorensen as aplicações construídas em ambientes de linguagens interpretadas são construídas em um nível mais alto de abstração, com ciclos de desenvolvimento mais rápidos e com código-fonte mais simples que as aplicações construídas em ambientes compilados mas, ao mesmo tempo, sistemas compilados são absolutamente necessários para execução de alta velocidade e baixo consumo de memória.</text:span><text:span text:style-name="T4">[the vtk user's guide pg 19][the design and implementation of an object oriented toolkit]</text:span></text:p>
      <text:p text:style-name="P23"/>
      <text:h text:style-name="P35" text:outline-level="2" text:is-list-header="true">3.2.1.2 O MODELO DE OBJETOS BAIXO-NÍVEL.</text:h>
      <text:p text:style-name="P8"><text:tab/>Quase todos os objetos da VTK derivam do objeto vtkObject e tem que ser instanciados usando as operações New e Delete do objeto e não podem ser alocados na pilha.</text:p>
      <text:p text:style-name="P8"><text:tab/>Por usar uma superclasse comum a todos e um método unificado de criação e destruição de objetos todos os objetos da VTK tem alguns comportamentos mínimos comuns como contagem de referências, informação de tipo de dado em tempo de execução <text:s/>e exibição de estado do objeto.</text:p>
      <text:p text:style-name="P8"><text:tab/>Com a contagem de referências os objetos guardam o número de ponteiros que se referem a ele. O gerenciamento dessa contagem pode ser manual, com o número de referências sendo incrementado ou decrementado manualmente através de métodos de vtkObject ou automático através de 'smart pointers'.</text:p>
      <text:p text:style-name="P8"><text:tab/>Quando um descendente de vtkObject é instanciado a contador de referências assume o valor igual a 1. Essa operação é feita no construtor do vtkObjectBase, classe que vtkObject extende. No destrutor de vtkObjectBase existe um alerta que pode ser gerado pelo programa durante a execução caso o destrutor de um objeto com pelo menos uma referência tenha sido invocado. Essa situação pode ocorrer quando a referência está sendo gerenciada manualmente através dos métodos de registro de referências.</text:p>
      <text:p text:style-name="P8"><text:tab/>A cada vez que uma referencia é deregistrada via vtkObjectBase::Unregister é avaliado por vtkObjectBase se o objeto tem zero referências. Se houver o objeto é destruído.</text:p>
      <text:p text:style-name="P8"><text:tab/>Com <text:s/>isso a gerência das referências e, portanto, de quando os objetos devem ser destruídos e a memória que eles alocaram ser liberada para outros usos é, em parte, responsabilidade da VTK e não do programador.</text:p>
      <text:p text:style-name="P10"><text:span text:style-name="T8">[</text:span><text:a xlink:type="simple" xlink:href="https://github.com/Kitware/VTK/blob/master/Common/Core/vtkObjectBase.cxx" text:style-name="Internet_20_link" text:visited-style-name="Visited_20_Internet_20_Link">https://github.com/Kitware/VTK/blob/master/Common/Core/vtkObjectBase.cxx</text:a><text:span text:style-name="T8">]</text:span><text:span text:style-name="T1">.</text:span></text:p>
      <text:p text:style-name="P8"><text:tab/>Os Smart Pointers manejam automáticamente a referência que possuem. Quando um Smart Pointer sai do escopo ele decrementa a contagem através de operações definidas em seu destrutor e a contagem é incrementada quando o Smart Pointer recebe a referência. Eles são implementados pela classe vtkSmartPointer.</text:p>
      <text:p text:style-name="P8"><text:tab/>O vtkSmartPointer incrementa o valor da referência ao objeto que ele referencia no seu construtor e a decrementa no destrutor. O vtkSmartPointer é um exemplo de classe que não herda de vtkObject. Ele não herda de classe alguma e portanto não está restrito pelas mesmas regras que o vtkObject. Em particular o vtkSmartPointer pode ser criado na pilha. </text:p>
      <text:p text:style-name="P10"><text:span text:style-name="T1"><text:tab/>Quando um objeto é criado na pilha seu destrutor é invocado quando o escopo </text:span><text:soft-page-break/><text:span text:style-name="T1">onde ele existe é destruído (por exemplo, quando a função onde ele foi criado retorna). <text:s text:c="2"/>[ </text:span><text:a xlink:type="simple" xlink:href="http://www.vtk.org/doc/nightly/html/classvtkSmartPointer.html" text:style-name="Internet_20_link" text:visited-style-name="Visited_20_Internet_20_Link">http://www.vtk.org/doc/nightly/html/classvtkSmartPointer.html</text:a><text:span text:style-name="T1"> ]</text:span></text:p>
      <text:p text:style-name="P10"><text:span text:style-name="T11"><text:tab/>O contador de referencia é um objeto do tipo std::atomic, provido pela biblioteca padrão do C++. Objetos do tipo atômico são livres de condições de corrida, isto é, se um thread escrever nele enquanto outro thread lê o comportamento do objeto está bem definido. Com atômicos é possível escrever programas concorrentes sem usar locks explícitos, usando operações de hardware para evitar condições de corrida. Segundo Straustrup programação sem locks é para especialistas pois em adição ao entendimento da linguagem, um entendimento detalhado das arquiteturas específicas e um conhecimento especializado das implementações são necessários.</text:span><text:span text:style-name="T4">[the C++ Programming language 4a ed, pg 1198]</text:span></text:p>
      <text:p text:style-name="P8"><text:tab/>Outro recurso que é provido é a informação de tipos em tempo de execução. Na VTK essa informação é um texto com o nome da classe, uma operação para verificar se um objeto é de um tipo e uma operação de 'cast' segura em tempo de execução. </text:p>
      <text:p text:style-name="P8"><text:tab/>Informação de tipo em tempo de execução é importante pois no C++ o tipo real de um objeto pode ser diferente do tipo de ponteiro que o referencia e nem todos os compiladores de C++ suportam rtti (run time type identification). Além disso, mesmo em compiladores com suporte a esse recurso nem todos os programas são compilados com essa informação, dependendo da escolha do desenvolvedor. Com isso a VTK provê um sistema próprio, independente de configurações do compilador.</text:p>
      <text:p text:style-name="P21"><text:tab/>[FALAR MAIS DE RTTI DA VTK]</text:p>
      <text:p text:style-name="P8"><text:tab/>Por fim, temos o recurso de exibição do estado do objeto. Esse recurso lista as informações do objeto.</text:p>
      <text:p text:style-name="P21"><text:tab/>[FALAR MAIS DA EXIBIÇÃO DE ESTADOS INTERNOS DO OBJETO]</text:p>
      <text:p text:style-name="P8"/>
      <text:p text:style-name="P10"><text:span text:style-name="T1"><text:tab/></text:span><text:span text:style-name="T7">Falar da arquitetura – o núcleo de código compilado e os wrappers interpretados ao redor -FEITO</text:span></text:p>
      <text:list xml:id="list3969828762846517155" text:style-name="L1">
        <text:list-item>
          <text:list>
            <text:list-item>
              <text:list>
                <text:list-item>
                  <text:p text:style-name="P24">Falar do manejamento de memória, o modelo de baixo-nível[the vtk user's guide pg 20] – EM EXECUÇÃO</text:p>
                </text:list-item>
                <text:list-item>
                  <text:p text:style-name="P24">Falar da divisão do modelo de objetos em duas partes:</text:p>
                </text:list-item>
                <text:list-item>
                  <text:p text:style-name="P24">Falar do modelo gráfico [the visualization toolkit pg 58]</text:p>
                </text:list-item>
                <text:list-item>
                  <text:p text:style-name="P24">Falar da pipeline de visualização [the visualization toolkit pg 81]</text:p>
                </text:list-item>
                <text:list-item>
                  <text:p text:style-name="P24">Falar da representação dos dados [the visualization toolkit pg 121]</text:p>
                </text:list-item>
              </text:list>
            </text:list-item>
          </text:list>
        </text:list-item>
      </text:list>
      <text:h text:style-name="P35" text:outline-level="2" text:is-list-header="true">3.3 ITK</text:h>
      <text:p text:style-name="P6">1)Falar do porque dela ter sido criada</text:p>
      <text:p text:style-name="P6">2)Falar de segumentação</text:p>
      <text:p text:style-name="P6">3)Falar de registro</text:p>
      <text:h text:style-name="P35" text:outline-level="2" text:is-list-header="true">3.3.1 O MODELO DE OBJETOS</text:h>
      <text:p text:style-name="P6">1)Falar do uso de generics: o que é e porque.</text:p>
      <text:p text:style-name="P6">2)Falar da representação dos dados em seus vários tipos</text:p>
      <text:p text:style-name="P6">3)Falar pipeline de processamento de dados</text:p>
      <text:h text:style-name="P35" text:outline-level="2" text:is-list-header="true"/>
      <text:h text:style-name="P35" text:outline-level="2" text:is-list-header="true">3.4 ITK, VTK E AS TRÊS ETAPAS DO PROCESSO DE VISUALIZAÇÃO</text:h>
      <text:list xml:id="list9115596854287807020" text:style-name="L2">
        <text:list-item>
          <text:p text:style-name="P22">Os filtros de imagem da ITK como ferramenta de enriquecimento de imagens</text:p>
        </text:list-item>
        <text:list-item>
          <text:p text:style-name="P22"><text:soft-page-break/>Mepeamento com a vtk</text:p>
        </text:list-item>
        <text:list-item>
          <text:p text:style-name="P22">Renderização com a vtk</text:p>
        </text:list-item>
      </text:list>
      <text:list xml:id="list8070969855712737509" text:style-name="L3">
        <text:list-header>
          <text:p text:style-name="P26"/>
        </text:list-header>
      </text:list>
      <text:p text:style-name="P13">4 vISUALIZAÇÃO E MANIPULAÇÃO DE TOMOGRAFIAS – UM ESTUDO DE CASO</text:p>
      <text:h text:style-name="P35" text:outline-level="2" text:is-list-header="true">4.1 POR QUE COMBINAR A ITK E VTK</text:h>
      <text:list xml:id="list7351758023141129681" text:style-name="L4">
        <text:list-item>
          <text:p text:style-name="P27">VTK não tem segmentação.</text:p>
        </text:list-item>
        <text:list-item>
          <text:p text:style-name="P27">ITK não tem visualização.</text:p>
        </text:list-item>
      </text:list>
      <text:h text:style-name="P35" text:outline-level="2" text:is-list-header="true">4.2 COMO COMBINAR AS BIBLIOTECAS</text:h>
      <text:list xml:id="list2388065938872108182" text:style-name="L5">
        <text:list-item>
          <text:p text:style-name="P28">Os objetos de dados gerados pelas pipelines são diferentes embora parecidas.</text:p>
        </text:list-item>
        <text:list-item>
          <text:p text:style-name="P28">Passagem de dados entre uma biblioteca e outra.</text:p>
        </text:list-item>
        <text:list-item>
          <text:p text:style-name="P28">Efeito dessas passagens na execução das pipelines.</text:p>
        </text:list-item>
      </text:list>
      <text:h text:style-name="P35" text:outline-level="2" text:is-list-header="true">4.3 A PIPELINE DE VISUALIZAÇÃO DE TOMOGRAFIAS</text:h>
      <text:list xml:id="list8290608511448301528" text:style-name="L6">
        <text:list-item>
          <text:p text:style-name="P29">Camada de carga de dados</text:p>
        </text:list-item>
        <text:list-item>
          <text:p text:style-name="P29">Camada de enriquecimento de dados</text:p>
        </text:list-item>
        <text:list-item>
          <text:p text:style-name="P29">Camada de mapeamento</text:p>
        </text:list-item>
        <text:list-item>
          <text:p text:style-name="P29">Camada de renderização</text:p>
        </text:list-item>
      </text:list>
      <text:h text:style-name="P35" text:outline-level="2" text:is-list-header="true">4.4 MANIPULAÇÃO DE IMAGENS</text:h>
      <text:list xml:id="list4522338002758907641" text:style-name="L7">
        <text:list-item>
          <text:p text:style-name="P30">Mudança nas tabelas de cor e opacidade</text:p>
        </text:list-item>
        <text:list-item>
          <text:p text:style-name="P30">Remoção de regiões</text:p>
        </text:list-item>
        <text:list-item>
          <text:p text:style-name="P30">Remoção de órgãos</text:p>
        </text:list-item>
      </text:list>
      <text:h text:style-name="P35" text:outline-level="2" text:is-list-header="true">4.5 CONSUMO DE MEMÓRIA E PROCESSAMENT</text:h>
      <text:list xml:id="list4448097885713685871" text:style-name="L8">
        <text:list-item>
          <text:p text:style-name="P31">Consumo ao longo das etapas da execução da pipeline</text:p>
        </text:list-item>
        <text:list-item>
          <text:p text:style-name="P31">Execução usando os múltiplos núcleos.</text:p>
        </text:list-item>
        <text:list-item>
          <text:p text:style-name="P31">Uso da placa de vídeo.</text:p>
        </text:list-item>
        <text:list-item>
          <text:p text:style-name="P31">Como escala com o tamanho da tomografia</text:p>
        </text:list-item>
      </text:list>
      <text:h text:style-name="P35" text:outline-level="2" text:is-list-header="true">4.6 CONTROLE DE QUALIDADE</text:h>
      <text:list xml:id="list731323874936658336" text:style-name="L9">
        <text:list-item>
          <text:p text:style-name="P32">Os vários tipos de renderização volumétrica</text:p>
        </text:list-item>
        <text:list-item>
          <text:p text:style-name="P32">Tessalation, meshsmooth, antialiasing</text:p>
        </text:list-item>
        <text:list-item>
          <text:p text:style-name="P32">Troca entre qualidade e responsividade</text:p>
        </text:list-item>
      </text:list>
      <text:p text:style-name="P13">5 CONclusões</text:p>
      <text:p text:style-name="P9"><text:tab/>Resultados</text:p>
      <text:p text:style-name="P9"><text:tab/>Limitações de memória</text:p>
      <text:p text:style-name="P9"><text:tab/>Limitações de velocidade</text:p>
      <text:p text:style-name="P9"><text:tab/>Possiveis meios de mitigar as limitações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keep-together="always" fo:keep-with-next="always"/>
      <style:text-properties fo:text-transform="uppercase" fo:font-size="12pt" fo:language="zxx" fo:country="none" fo:font-weight="bold" style:font-size-asian="12pt" style:font-weight-asian="bold" style:font-name-complex="Times New Roman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together="always" fo:keep-with-next="always"/>
      <style:text-properties fo:font-size="12pt" fo:language="zxx" fo:country="none" fo:font-weight="bold" style:font-size-asian="12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together="always" fo:keep-with-next="always"/>
      <style:text-properties fo:font-size="12pt" fo:language="zxx" fo:country="none" fo:font-style="italic" fo:font-weight="bold" style:font-size-asian="12pt" style:font-style-asian="italic" style:font-weight-asian="bold" style:font-name-complex="Times New Roman" style:font-size-complex="1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2T13:52:41.81</meta:creation-date>
    <dc:date>2015-03-16T13:32:33.69</dc:date>
    <meta:editing-duration>PT22H57M50S</meta:editing-duration>
    <meta:editing-cycles>17</meta:editing-cycles>
    <meta:generator>OpenOffice/4.1.1$Win32 OpenOffice.org_project/411m6$Build-9775</meta:generator>
    <meta:document-statistic meta:table-count="0" meta:image-count="0" meta:object-count="0" meta:page-count="8" meta:paragraph-count="122" meta:word-count="3528" meta:character-count="22817"/>
  </office:meta>
</office:document-meta>
</file>